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bc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ICE’S ADVENTURES IN WONDERLAND</text:p>
      <text:p text:style-name="Standard"/>
      <text:p text:style-name="Standard">Lewis Carroll</text:p>
      <text:p text:style-name="Standard"/>
      <text:p text:style-name="Standard">THE MILLENNIUM FULCRUM EDITION 3.0</text:p>
      <text:p text:style-name="Standard"/>
      <text:p text:style-name="Standard"/>
      <text:p text:style-name="Standard"/>
      <text:p text:style-name="Standard"/>
      <text:p text:style-name="Standard">CHAPTER I. Down the Rabbit-Hole</text:p>
      <text:p text:style-name="Standard"/>
      <text:p text:style-name="Standard"><text:a xlink:type="simple" xlink:href="http://www.gutenberg.org/ebooks/11" text:style-name="Internet_20_link" text:visited-style-name="Visited_20_Internet_20_Link">Alice</text:a> was beginning to get very tired of sitting by her sister on the</text:p>
      <text:p text:style-name="Standard">bank, and of having nothing to do: once or twice she had peeped into the</text:p>
      <text:p text:style-name="Standard">book her sister was reading, but it had no pictures or conversations in</text:p>
      <text:p text:style-name="Standard">it, ‘and what is the use of a book,’ thought Alice ‘without pictures or</text:p>
      <text:p text:style-name="Standard">conversations?’</text:p>
      <text:p text:style-name="Standard"/>
      <text:p text:style-name="Standard">So she was considering in her own mind (as well as she could, for the</text:p>
      <text:p text:style-name="Standard">hot day made her feel very sleepy and stupid), whether the pleasure</text:p>
      <text:p text:style-name="Standard">of making a daisy-chain would be worth the trouble of getting up and</text:p>
      <text:p text:style-name="Standard">picking the daisies, when suddenly a White Rabbit with pink eyes ran</text:p>
      <text:p text:style-name="Standard">close by her.</text:p>
      <text:p text:style-name="Standard"/>
      <text:p text:style-name="Standard">There was nothing so VERY remarkable in that; nor did Alice think it so</text:p>
      <text:p text:style-name="Standard">VERY much out of the way to hear the Rabbit say to itself, ‘Oh dear!</text:p>
      <text:p text:style-name="Standard">Oh dear! I shall be late!’ (when she thought it over afterwards, it</text:p>
      <text:p text:style-name="Standard">occurred to her that she ought to have wondered at this, but at the time</text:p>
      <text:p text:style-name="P1">it all seemed quite natural); but when the <text:a xlink:type="simple" xlink:href="https://ia800908.us.archive.org/6/items/alicesadventures19033gut/19033-h/images/i002.jpg" text:style-name="Internet_20_link" text:visited-style-name="Visited_20_Internet_20_Link">Rabbit actually TOOK A WATCH</text:a></text:p>
      <text:p text:style-name="P1"><text:a xlink:type="simple" xlink:href="https://ia800908.us.archive.org/6/items/alicesadventures19033gut/19033-h/images/i002.jpg" text:style-name="Internet_20_link" text:visited-style-name="Visited_20_Internet_20_Link">OUT OF ITS WAISTCOAT-POCKET, and looked at it</text:a>, and then hurried on,</text:p>
      <text:p text:style-name="Standard">Alice started to her feet, for it flashed across her mind that she had</text:p>
      <text:p text:style-name="Standard">never before seen a rabbit with either a waistcoat-pocket, or a watch</text:p>
      <text:p text:style-name="Standard">to take out of it, and burning with curiosity, she ran across the field</text:p>
      <text:p text:style-name="Standard">after it, and fortunately was just in time to see it pop down a large</text:p>
      <text:p text:style-name="Standard">rabbit-hole under the hedge.</text:p>
      <text:p text:style-name="Standard"/>
      <text:p text:style-name="Standard">In another moment down went Alice after it, never once considering how</text:p>
      <text:p text:style-name="Standard">in the world she was to get out again.</text:p>
      <text:p text:style-name="Standard"/>
      <text:p text:style-name="Standard">The rabbit-hole went straight on like a tunnel for some way, and then</text:p>
      <text:p text:style-name="Standard">dipped suddenly down, so suddenly that Alice had not a moment to think</text:p>
      <text:p text:style-name="Standard">about stopping herself before she found herself falling down a very deep</text:p>
      <text:p text:style-name="Standard">well.</text:p>
      <text:p text:style-name="Standard"/>
      <text:p text:style-name="Standard">Either the well was very deep, or she fell very slowly, for she had</text:p>
      <text:p text:style-name="Standard">plenty of time as she went down to look about her and to wonder what was</text:p>
      <text:p text:style-name="Standard">going to happen next. First, she tried to look down and make out what</text:p>
      <text:p text:style-name="Standard">she was coming to, but it was too dark to see anything; then she</text:p>
      <text:p text:style-name="Standard">looked at the sides of the well, and noticed that they were filled with</text:p>
      <text:p text:style-name="Standard">cupboards and book-shelves; here and there she saw maps and pictures</text:p>
      <text:p text:style-name="Standard"><text:soft-page-break/>hung upon pegs. She took down a jar from one of the shelves as</text:p>
      <text:p text:style-name="Standard">she passed; it was labelled ‘ORANGE MARMALADE’, but to her great</text:p>
      <text:p text:style-name="Standard">disappointment it was empty: she did not like to drop the jar for fear</text:p>
      <text:p text:style-name="Standard">of killing somebody, so managed to put it into one of the cupboards as</text:p>
      <text:p text:style-name="Standard">she fell past it.</text:p>
      <text:p text:style-name="Standard"/>
      <text:p text:style-name="Standard">‘Well!’ thought Alice to herself, ‘after such a fall as this, I shall</text:p>
      <text:p text:style-name="Standard">think nothing of tumbling down stairs! How brave they’ll all think me at</text:p>
      <text:p text:style-name="Standard">home! Why, I wouldn’t say anything about it, even if I fell off the top</text:p>
      <text:p text:style-name="Standard">of the house!’ (Which was very likely true.)</text:p>
      <text:p text:style-name="Standard"/>
      <text:p text:style-name="Standard"><text:a xlink:type="simple" xlink:href="https://science.nasa.gov/news-article/black-hole-image-makes-history" text:style-name="Internet_20_link" text:visited-style-name="Visited_20_Internet_20_Link">Down, down, down. Would the fall NEVER come to an end!</text:a> ‘I wonder how</text:p>
      <text:p text:style-name="Standard">many miles I’ve fallen by this time?’ she said aloud. ‘I must be getting</text:p>
      <text:p text:style-name="Standard">somewhere near the centre of the earth. Let me see: that would be four</text:p>
      <text:p text:style-name="Standard">thousand miles down, I think--’ (for, you see, Alice had learnt several</text:p>
      <text:p text:style-name="Standard">things of this sort in her lessons in the schoolroom, and though this</text:p>
      <text:p text:style-name="Standard">was not a VERY good opportunity for showing off her knowledge, as there</text:p>
      <text:p text:style-name="Standard">was no one to listen to her, still it was good practice to say it over)</text:p>
      <text:p text:style-name="Standard">‘--yes, that’s about the right distance--but then I wonder what Latitude</text:p>
      <text:p text:style-name="Standard">or Longitude I’ve got to?’ (Alice had no idea what Latitude was, or</text:p>
      <text:p text:style-name="Standard">Longitude either, but thought they were nice grand words to say.)</text:p>
      <text:p text:style-name="Standard"/>
      <text:p text:style-name="Standard">Presently she began again. ‘I wonder if I shall fall right THROUGH the</text:p>
      <text:p text:style-name="Standard">earth! How funny it’ll seem to come out among the people that walk with</text:p>
      <text:p text:style-name="Standard">their heads downward! The Antipathies, I think--’ (she was rather glad</text:p>
      <text:p text:style-name="Standard">there WAS no one listening, this time, as it didn’t sound at all the</text:p>
      <text:p text:style-name="Standard">right word) ‘--but I shall have to ask them what the name of the country</text:p>
      <text:p text:style-name="Standard">is, you know. Please, Ma’am, is this New Zealand or Australia?’ (and</text:p>
      <text:p text:style-name="Standard">she tried to curtsey as she spoke--fancy CURTSEYING as you’re falling</text:p>
      <text:p text:style-name="Standard">through the air! Do you think you could manage it?) ‘And what an</text:p>
      <text:p text:style-name="Standard">ignorant little girl she’ll think me for asking! No, it’ll never do to</text:p>
      <text:p text:style-name="Standard">ask: perhaps I shall see it written up somewhere.’</text:p>
      <text:p text:style-name="Standard"/>
      <text:p text:style-name="Standard">Down, down, down. There was nothing else to do, so Alice soon began</text:p>
      <text:p text:style-name="Standard">talking again. ‘Dinah’ll miss me very much to-night, I should think!’</text:p>
      <text:p text:style-name="Standard">(Dinah was the cat.) ‘I hope they’ll remember her saucer of milk at</text:p>
      <text:p text:style-name="Standard">tea-time. Dinah my dear! I wish you were down here with me! There are no</text:p>
      <text:p text:style-name="Standard">mice in the air, I’m afraid, but you might catch a bat, and that’s very</text:p>
      <text:p text:style-name="Standard">like a mouse, you know. But do cats eat bats, I wonder?’ And here Alice</text:p>
      <text:p text:style-name="Standard">began to get rather sleepy, and went on saying to herself, in a dreamy</text:p>
      <text:p text:style-name="Standard">sort of way, ‘Do cats eat bats? Do cats eat bats?’ and sometimes, ‘Do</text:p>
      <text:p text:style-name="Standard">bats eat cats?’ for, you see, as she couldn’t answer either question,</text:p>
      <text:p text:style-name="Standard">it didn’t much matter which way she put it. She felt that she was dozing</text:p>
      <text:p text:style-name="Standard">off, and had just begun to dream that she was walking hand in hand with</text:p>
      <text:p text:style-name="Standard">Dinah, and saying to her very earnestly, ‘Now, Dinah, tell me the truth:</text:p>
      <text:p text:style-name="Standard">did you ever eat a bat?’ when suddenly, thump! thump! down she came upon</text:p>
      <text:p text:style-name="Standard">a heap of sticks and dry leaves, and the fall was ove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2T02:46:03.790248887</meta:creation-date>
    <dc:date>2019-11-02T03:32:05.129471327</dc:date>
    <meta:editing-duration>PT46M2S</meta:editing-duration>
    <meta:editing-cycles>4</meta:editing-cycles>
    <meta:generator>LibreOffice/6.3.3.2$MacOSX_X86_64 LibreOffice_project/a64200df03143b798afd1ec74a12ab50359878ed</meta:generator>
    <meta:document-statistic meta:table-count="0" meta:image-count="0" meta:object-count="0" meta:page-count="2" meta:paragraph-count="80" meta:word-count="971" meta:character-count="5025" meta:non-whitespace-character-count="4140"/>
  </office:meta>
</office:document-meta>
</file>